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2032" calcext:value-type="float">
            <text:p>44.4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2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5848" calcext:value-type="float">
            <text:p>45.26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76032" calcext:value-type="float">
            <text:p>45.97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06968" calcext:value-type="float">
            <text:p>46.60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2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03336" calcext:value-type="float">
            <text:p>46.50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19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66832" calcext:value-type="float">
            <text:p>48.56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18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3356" calcext:value-type="float">
            <text:p>47.53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17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16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15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74352" calcext:value-type="float">
            <text:p>47.77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1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48216" calcext:value-type="float">
            <text:p>47.44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13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2792" calcext:value-type="float">
            <text:p>46.72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1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91272" calcext:value-type="float">
            <text:p>45.99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1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10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2712" calcext:value-type="float">
            <text:p>46.08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09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2668" calcext:value-type="float">
            <text:p>45.82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0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152816" calcext:value-type="float">
            <text:p>46.15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06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52104" calcext:value-type="float">
            <text:p>46.55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05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8868" calcext:value-type="float">
            <text:p>46.58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0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16696" calcext:value-type="float">
            <text:p>46.71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0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0684" calcext:value-type="float">
            <text:p>47.1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0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96072" calcext:value-type="float">
            <text:p>46.29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2000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30312" calcext:value-type="float">
            <text:p>45.93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99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6992" calcext:value-type="float">
            <text:p>46.0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9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60664" calcext:value-type="float">
            <text:p>46.46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97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96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44456" calcext:value-type="float">
            <text:p>47.84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95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0296" calcext:value-type="float">
            <text:p>48.85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93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68456" calcext:value-type="float">
            <text:p>49.36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9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8168" calcext:value-type="float">
            <text:p>48.588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3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212" calcext:value-type="float">
            <text:p>51.2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3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3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3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3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3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3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2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2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6504" calcext:value-type="float">
            <text:p>51.2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12496" calcext:value-type="float">
            <text:p>51.2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80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7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79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78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7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77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76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76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75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1975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